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8" style:family="paragraph" style:parent-style-name="Contents_20_Heading">
      <style:text-properties fo:language="en" fo:country="GB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14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6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Heading_20_2">
      <style:paragraph-properties fo:break-before="page"/>
      <style:text-properties fo:language="en" fo:country="GB"/>
    </style:style>
    <style:style style:name="P23" style:family="paragraph" style:parent-style-name="Standard" style:master-page-name="Standard">
      <style:paragraph-properties style:page-number="auto"/>
      <style:text-properties fo:language="en" fo:country="GB"/>
    </style:style>
    <style:style style:name="P24" style:family="paragraph" style:parent-style-name="Standard">
      <style:text-properties fo:language="en" fo:country="GB"/>
    </style:style>
    <style:style style:name="P25" style:family="paragraph" style:parent-style-name="Standard">
      <style:text-properties style:font-name="Calibri" fo:font-size="12pt" fo:language="en" fo:country="GB" officeooo:paragraph-rsid="0013e209" style:font-size-asian="12pt" style:font-size-complex="12pt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3e209" style:font-size-asian="12pt" style:font-size-complex="12pt"/>
    </style:style>
    <style:style style:name="P27" style:family="paragraph" style:parent-style-name="Standard">
      <style:text-properties style:font-name="Calibri" fo:font-size="12pt" officeooo:paragraph-rsid="0013e209" style:font-size-asian="12pt" style:font-size-complex="12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3e209"/>
    </style:style>
    <style:style style:name="P30" style:family="paragraph" style:parent-style-name="Standard" style:master-page-name="First_20_Page">
      <style:paragraph-properties style:page-number="auto"/>
      <style:text-properties officeooo:paragraph-rsid="0013e209"/>
    </style:style>
    <style:style style:name="P31" style:family="paragraph" style:parent-style-name="Standard">
      <style:text-properties officeooo:paragraph-rsid="0013e209"/>
    </style:style>
    <style:style style:name="P32" style:family="paragraph" style:parent-style-name="Text_20_body" style:list-style-name="L1">
      <style:text-properties fo:language="en" fo:country="GB"/>
    </style:style>
    <style:style style:name="P33" style:family="paragraph" style:parent-style-name="Text_20_body" style:list-style-name="L2">
      <style:text-properties fo:language="en" fo:country="GB"/>
    </style:style>
    <style:style style:name="P34" style:family="paragraph" style:parent-style-name="Text_20_body" style:list-style-name="L3">
      <style:text-properties fo:language="en" fo:country="GB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3e209" style:font-size-asian="24pt" style:font-weight-asian="bold" style:font-size-complex="24pt" style:font-weight-complex="bold"/>
    </style:style>
    <style:style style:name="P3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3e209" style:text-blinking="false" fo:background-color="transparent" loext:padding="0cm" loext:border="none"/>
    </style:style>
    <style:style style:name="P3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3e209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3e209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3e209" style:text-blinking="false" fo:background-color="transparent" loext:char-shading-value="0" style:font-size-asian="36pt" style:font-size-complex="36pt"/>
    </style:style>
    <style:style style:name="T14" style:family="text">
      <style:text-properties officeooo:rsid="000d6ef2"/>
    </style:style>
    <style:style style:name="T15" style:family="text">
      <style:text-properties officeooo:rsid="000f5f34"/>
    </style:style>
    <style:style style:name="T16" style:family="text">
      <style:text-properties officeooo:rsid="0012628f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style:font-name="Calibri" fo:font-size="12pt" style:font-size-asian="12pt" style:font-size-complex="12pt"/>
    </style:style>
    <style:style style:name="T20" style:family="text">
      <style:text-properties officeooo:rsid="002332ea"/>
    </style:style>
    <style:style style:name="T21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computer assembly and repair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30"/>
      <text:p text:style-name="P31"/>
      <text:p text:style-name="P31"/>
      <text:p text:style-name="P31"/>
      <text:p text:style-name="P35"><text:span text:style-name="T8">Computer Systems – </text:span><text:span text:style-name="T10">Study guide</text:span><text:span text:style-name="T11"><text:line-break/></text:span><text:span text:style-name="T12">UD 0</text:span><text:span text:style-name="T13">4</text:span><text:span text:style-name="T12">. </text:span><text:span text:style-name="T17"><text:user-field-get text:name="Tema">computer assembly and repair</text:user-field-get></text:span></text:p>
      <text:p text:style-name="P3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7">Sergio García / Alfredo Oltra</text:p>
      <text:p text:style-name="P2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29"><text:a xlink:type="simple" xlink:href="mailto:alfredo.oltra@ceedcv.es" text:style-name="Internet_20_link" text:visited-style-name="Visited_20_Internet_20_Link"><text:span text:style-name="T19">alfredo.oltra</text:span></text:a><text:a xlink:type="simple" xlink:href="mailto:alfredo.oltra@ceedcv.es" text:style-name="Internet_20_link" text:visited-style-name="Visited_20_Internet_20_Link"><text:span text:style-name="T19">@</text:span></text:a><text:a xlink:type="simple" xlink:href="mailto:alfredo.oltra@ceedcv.es" text:style-name="Internet_20_link" text:visited-style-name="Visited_20_Internet_20_Link"><text:span text:style-name="T19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38">20<text:span text:style-name="T20">22</text:span>/20<text:span text:style-name="T21">2</text:span><text:span text:style-name="T20">3</text:span></text:p>
      <text:p text:style-name="P26"><text:tab/><text:tab/><text:tab/><text:tab/><text:tab/><text:tab/><text:tab/><text:tab/><text:tab/><text:tab/>Versión:<text:date style:data-style-name="N104" text:date-value="2022-06-02T16:15:10.745286173">220602</text:date>.<text:time style:data-style-name="N105" text:time-value="2022-06-02T16:15:10.745523800">1614</text:time></text:p>
      <text:p text:style-name="P27"/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Licencia</text:p>
      <text:p text:style-name="P4"/>
      <text:p text:style-name="P17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6"><text:s/></text:p>
      <text:p text:style-name="P14">Nomenclatura</text:p>
      <text:p text:style-name="P9"/>
      <text:p text:style-name="P9">A lo largo de este tema se utilizarán distintos símbolos para distinguir elementos importantes dentro del contenido. Estos símbolos son:</text:p>
      <text:p text:style-name="P9"/>
      <text:p text:style-name="P5"><text:span text:style-name="T3"> </text:span>Importante</text:p>
      <text:p text:style-name="P10"/>
      <text:p text:style-name="P5"><text:span text:style-name="T3"> </text:span>Atención</text:p>
      <text:p text:style-name="P10"/>
      <text:p text:style-name="P5"><text:span text:style-name="T3"></text:span> <text:s/>Interesante</text:p>
      <text:h text:style-name="P21" text:outline-level="1" text:is-list-header="true"/>
      <text:h text:style-name="P22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8">Índice de contenido</text:p>
          </text:index-title>
          <text:p text:style-name="P7">1.Data<text:tab/>4</text:p>
          <text:p text:style-name="P7">2.Previous knowledge<text:tab/>4</text:p>
          <text:p text:style-name="P7">3.Objectives<text:tab/>4</text:p>
          <text:p text:style-name="P7">4.Contents<text:tab/>4</text:p>
          <text:p text:style-name="P7">5.Activities<text:tab/>5</text:p>
          <text:p text:style-name="P7">6.Recommendations<text:tab/>5</text:p>
        </text:index-body>
      </text:table-of-content>
      <text:p text:style-name="P4"/>
      <text:p text:style-name="P23"/>
      <text:p text:style-name="P4"/>
      <text:p text:style-name="P6">UD0<text:user-field-get text:name="NumeroTema">4</text:user-field-get>. <text:user-field-get text:name="Tema">computer assembly and repair</text:user-field-get></text:p>
      <text:p text:style-name="P6"/>
      <text:h text:style-name="P21" text:outline-level="1">Data</text:h>
      <text:p text:style-name="P9">From <text:span text:style-name="T15">11</text:span>/11/201<text:span text:style-name="T16">9</text:span> to <text:span text:style-name="T15">17</text:span>/11/201<text:span text:style-name="T16">9</text:span>. The length of the unit is 1 weeks (8 hours).</text:p>
      <text:h text:style-name="P21" text:outline-level="1">Previous knowledge</text:h>
      <text:p text:style-name="P9">Previous units, specially unit 03.</text:p>
      <text:h text:style-name="P21" text:outline-level="1">Objectives</text:h>
      <text:list xml:id="list2636301772" text:style-name="L1">
        <text:list-item>
          <text:p text:style-name="P32">To learn how to assemble a computer.</text:p>
        </text:list-item>
        <text:list-item>
          <text:p text:style-name="P32">To learn how to find the most common hardware problems.</text:p>
        </text:list-item>
        <text:list-item>
          <text:p text:style-name="P32">To learn how to repair the most common hardware problems.</text:p>
        </text:list-item>
      </text:list>
      <text:h text:style-name="P21" text:outline-level="1">Contents</text:h>
      <text:list xml:id="list43843879" text:style-name="L2">
        <text:list-item>
          <text:p text:style-name="P33">Assembling a computer</text:p>
        </text:list-item>
        <text:list-item>
          <text:p text:style-name="P33">Repair a computer</text:p>
        </text:list-item>
      </text:list>
      <text:h text:style-name="P21" text:outline-level="1">Activities</text:h>
      <text:p text:style-name="P9">You have three kinds of activities. </text:p>
      <text:list xml:id="list889447337" text:style-name="L3">
        <text:list-item>
          <text:p text:style-name="P34">Research and development activities. You have to search information (most of it not studied in the contents) and write about it.</text:p>
        </text:list-item>
        <text:list-item>
          <text:p text:style-name="P34">Test. It's a way to check and improve your knowledge.</text:p>
        </text:list-item>
      </text:list>
      <text:h text:style-name="P21" text:outline-level="1">Recommendations</text:h>
      <text:p text:style-name="P9">Try to follow visual guides and video tutorials about how to assemble a computer, because text is not enough to understand whole process.</text:p>
      <text:p text:style-name="P9">The activities help you <text:span text:style-name="T15">to order</text:span> and clarify ideas. <text:span text:style-name="T15">Besides,</text:span> there <text:span text:style-name="T15">is a</text:span> <text:span text:style-name="T15">test</text:span> to help you <text:span text:style-name="T15">to check</text:span> your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computer 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computer 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44M6S</meta:editing-duration>
    <meta:editing-cycles>26</meta:editing-cycles>
    <meta:generator>LibreOffice/7.3.3.2$Linux_X86_64 LibreOffice_project/30$Build-2</meta:generator>
    <dc:title>Plantilla CEED</dc:title>
    <dc:date>2022-06-02T16:15:10.361665437</dc:date>
    <meta:print-date>2016-11-05T11:04:59.786000000</meta:print-date>
    <meta:document-statistic meta:table-count="0" meta:image-count="1" meta:object-count="0" meta:page-count="4" meta:paragraph-count="46" meta:word-count="283" meta:character-count="1771" meta:non-whitespace-character-count="1525"/>
    <meta:template xlink:type="simple" xlink:actuate="onRequest" xlink:title="Plantilla CEED" xlink:href="../../.config/libreoffice/4/user/template/Plantilla%20CEED.ott" meta:date="2016-09-15T13:17:11.020000000"/>
  </office:meta>
</office:document-meta>
</file>